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dc result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noznik</text:p>
          </table:table-cell>
          <table:table-cell office:value-type="string" calcext:value-type="string">
            <text:p>dzielnik</text:p>
          </table:table-cell>
          <table:table-cell/>
          <table:table-cell office:value-type="string" calcext:value-type="string">
            <text:p>rezystor1</text:p>
          </table:table-cell>
          <table:table-cell office:value-type="string" calcext:value-type="string">
            <text:p>Rezystor 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492" calcext:value-type="float">
            <text:p>2492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6960" calcext:value-type="float">
            <text:p>696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*[.D2]/[.C2]" office:value-type="float" office:value="645.161290322581" calcext:value-type="float">
            <text:p>645,161290322581</text:p>
          </table:table-cell>
          <table:table-cell table:number-columns-repeated="7"/>
        </table:table-row>
        <table:table-row table:style-name="ro1">
          <table:table-cell table:style-name="ce1" table:formula="of:=TRUNC([.A4])" office:value-type="float" office:value="645" calcext:value-type="float">
            <text:p>645</text:p>
          </table:table-cell>
          <table:table-cell table:style-name="ce1" table:formula="of:=[.A5]*[.B2]" office:value-type="float" office:value="1607340" calcext:value-type="float">
            <text:p>1607340</text:p>
          </table:table-cell>
          <table:table-cell table:formula="of:=[.B5]/[.E2]" office:value-type="float" office:value="1607.34" calcext:value-type="float">
            <text:p>1607,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1887" calcext:value-type="float">
            <text:p>188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formula="of:=[.G2]*1000" office:value-type="float" office:value="6960000" calcext:value-type="float">
            <text:p>6960000</text:p>
          </table:table-cell>
          <table:table-cell table:number-columns-repeated="7"/>
        </table:table-row>
        <table:table-row table:style-name="ro1">
          <table:table-cell table:formula="of:=[.H2]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table:formula="of:=[.A8]+1000*1000" office:value-type="float" office:value="7960000" calcext:value-type="float">
            <text:p>7960000</text:p>
          </table:table-cell>
          <table:table-cell table:number-columns-repeated="7"/>
        </table:table-row>
        <table:table-row table:style-name="ro1">
          <table:table-cell table:formula="of:=[.A10]/[.A9]" office:value-type="float" office:value="7960" calcext:value-type="float">
            <text:p>7960</text:p>
          </table:table-cell>
          <table:table-cell table:formula="of:=[.C6]*[.A11]" office:value-type="float" office:value="15020520" calcext:value-type="float">
            <text:p>15020520</text:p>
          </table:table-cell>
          <table:table-cell table:number-columns-repeated="6"/>
        </table:table-row>
        <table:table-row table:style-name="ro1">
          <table:table-cell/>
          <table:table-cell table:formula="of:=[.B11]/10000" office:value-type="float" office:value="1502.052" calcext:value-type="float">
            <text:p>1502,05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4T22:20:01.482000000</meta:creation-date>
    <dc:date>2024-11-14T23:59:51.694000000</dc:date>
    <meta:editing-duration>PT58M29S</meta:editing-duration>
    <meta:editing-cycles>4</meta:editing-cycles>
    <meta:generator>LibreOffice/7.3.2.2$Windows_X86_64 LibreOffice_project/49f2b1bff42cfccbd8f788c8dc32c1c309559be0</meta:generator>
    <meta:document-statistic meta:table-count="1" meta:cell-count="25" meta:object-count="0"/>
  </office:meta>
</office:document-meta>
</file>